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normal" style:font-weight-asian="normal" style:font-weight-complex="normal"/>
    </style:style>
    <style:style style:name="P3" style:family="paragraph" style:parent-style-name="Text_20_body" style:list-style-name="L1">
      <style:paragraph-properties fo:margin-top="0in" fo:margin-bottom="0.0937in" fo:orphans="2" fo:widows="2"/>
      <style:text-properties fo:font-variant="normal" fo:text-transform="none" fo:color="#575757" style:font-name="Open Sans" fo:font-size="10.5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96732256240472247" text:style-name="L1">
        <text:list-item>
          <text:p text:style-name="P3">What is the purpose of the react-router?</text:p>
        </text:list-item>
      </text:list>
      <text:p text:style-name="P2">Using react-router give you the opertunity to route to different pages within your application. Creating a multi page site.</text:p>
      <text:p text:style-name="P2"/>
      <text:list xml:id="list34648557" text:continue-numbering="true" text:style-name="L1">
        <text:list-item>
          <text:p text:style-name="P3">Briefly discuss what a hash router is.</text:p>
        </text:list-item>
      </text:list>
      <text:p text:style-name="P2">It uses URL hash. Where HashRouter will display as domain.com/#/route and BrowserRouter will display as domain.com/route. If you want to support legacy browsers you should stick with HashRouter.</text:p>
      <text:p text:style-name="P2"/>
      <text:list xml:id="list34650575" text:continue-numbering="true" text:style-name="L1">
        <text:list-item>
          <text:p text:style-name="P3">What is a ref?</text:p>
        </text:list-item>
      </text:list>
      <text:p text:style-name="P2"/>
      <text:p text:style-name="P2"/>
      <text:list xml:id="list34661756" text:continue-numbering="true" text:style-name="L1">
        <text:list-item>
          <text:p text:style-name="P3">Briefly discuss the render method.</text:p>
        </text:list-item>
      </text:list>
      <text:p text:style-name="P2">The render method should returns the XML (html like) that should be displayed for that component. With the use of {code} brackets you can write code inside the return. The render will update on state change or forceupdate.</text:p>
      <text:p text:style-name="P2"/>
      <text:list xml:id="list34641775" text:continue-numbering="true" text:style-name="L1">
        <text:list-item>
          <text:p text:style-name="P3">What is state in react?</text:p>
        </text:list-item>
      </text:list>
      <text:p text:style-name="P2"/>
      <text:list xml:id="list34645472" text:continue-numbering="true" text:style-name="L1">
        <text:list-item>
          <text:p text:style-name="P3">What does the exact attribute do on the route tag?</text:p>
        </text:list-item>
      </text:list>
      <text:p text:style-name="P2"/>
      <text:list xml:id="list34636830" text:continue-numbering="true" text:style-name="L1">
        <text:list-item>
          <text:p text:style-name="P3">What is babel?</text:p>
        </text:list-item>
      </text:list>
      <text:p text:style-name="P2"/>
      <text:list xml:id="list34646373" text:continue-numbering="true" text:style-name="L1">
        <text:list-item>
          <text:p text:style-name="P3">What is react-router-dom?</text:p>
        </text:list-item>
      </text:list>
      <text:p text:style-name="P2"/>
      <text:list xml:id="list34644859" text:continue-numbering="true" text:style-name="L1">
        <text:list-item>
          <text:p text:style-name="P3">Please style the application created inside this lesson as you see fit. Marks will be awarded for creativity and the proper use of BEM and partials inside sass.</text:p>
        </text:list-item>
      </text:list>
      <text:p text:style-name="P2"/>
      <text:list xml:id="list34650537" text:continue-numbering="true" text:style-name="L1">
        <text:list-item>
          <text:p text:style-name="P3">As you may have noticed the search functionality is partially working. When you remove a letter from the search its doesn’t return that proper object. Please fix this bug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6S</meta:editing-duration>
    <meta:editing-cycles>3</meta:editing-cycles>
    <meta:generator>OpenOffice/4.1.5$Win32 OpenOffice.org_project/415m1$Build-9789</meta:generator>
    <dc:date>2019-03-14T14:44:53.28</dc:date>
    <meta:document-statistic meta:table-count="0" meta:image-count="0" meta:object-count="0" meta:page-count="1" meta:paragraph-count="13" meta:word-count="196" meta:character-count="1129"/>
    <meta:user-defined meta:name="Info 1"/>
    <meta:user-defined meta:name="Info 2"/>
    <meta:user-defined meta:name="Info 3"/>
    <meta:user-defined meta:name="Info 4"/>
  </office:meta>
</office:document-meta>
</file>